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dd0" officeooo:paragraph-rsid="00167dd0"/>
    </style:style>
    <style:style style:name="P2" style:family="paragraph" style:parent-style-name="Standard">
      <style:text-properties officeooo:rsid="00167dd0" officeooo:paragraph-rsid="00186f20"/>
    </style:style>
    <style:style style:name="P3" style:family="paragraph" style:parent-style-name="Standard">
      <style:text-properties officeooo:rsid="00167dd0" officeooo:paragraph-rsid="001972e0"/>
    </style:style>
    <style:style style:name="P4" style:family="paragraph" style:parent-style-name="Standard">
      <style:text-properties officeooo:rsid="001972e0" officeooo:paragraph-rsid="001972e0"/>
    </style:style>
    <style:style style:name="P5" style:family="paragraph" style:parent-style-name="Standard">
      <style:text-properties officeooo:rsid="00186f20" officeooo:paragraph-rsid="00186f20"/>
    </style:style>
    <style:style style:name="P6" style:family="paragraph" style:parent-style-name="Standard">
      <style:text-properties officeooo:rsid="00186f20" officeooo:paragraph-rsid="001972e0"/>
    </style:style>
    <style:style style:name="T1" style:family="text">
      <style:text-properties officeooo:rsid="00186f20"/>
    </style:style>
    <style:style style:name="T2" style:family="text">
      <style:text-properties officeooo:rsid="00197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unti 27/11/16 </text:p>
      <text:p text:style-name="P4">NB: se qualcosa e` sbagliato sentitevi liberi di correggerlo (magari sottolineate per rendere subito lampante la modifica)</text:p>
      <text:p text:style-name="P1"/>
      <text:p text:style-name="P1">oggi si e` discusso e deciso che:</text:p>
      <text:p text:style-name="P1">- il tema sara` (molto probabilmente) l’acquario, con la seguente struttura:</text:p>
      <text:p text:style-name="P1"><text:tab/>- Home</text:p>
      <text:p text:style-name="P1"><text:tab/>- Esposizioni→protagonisti/ flora ecc</text:p>
      <text:p text:style-name="P1"><text:tab/>- Storia dell’acquario</text:p>
      <text:p text:style-name="P1"><text:tab/>- Educazione/conversazione </text:p>
      <text:p text:style-name="P1"><text:tab/>- Biglietti→info sulle offerte/prenotazione biglietti(dinamica)</text:p>
      <text:p text:style-name="P1"><text:tab/>- Eventi/news (dinamica)</text:p>
      <text:p text:style-name="P1"><text:tab/>- Sezione utente→gestione prenotazioni (dinamica)</text:p>
      <text:p text:style-name="P1"><text:tab/>- Sezione amministratore→inserimento news</text:p>
      <text:p text:style-name="P1"/>
      <text:p text:style-name="P1">- I compiti di ciascuno saranno divisi in base alle competenze, dunque a grandi linee probabilmente:</text:p>
      <text:p text:style-name="P1"><text:tab/>-Alessandro si occupera` di creare il database e le chiamate ad esso (potra` utilizzare json <text:tab/>ecc se l’uso risultera` di facile comprensione al gruppo, altrimenti verra` usato PHP)</text:p>
      <text:p text:style-name="P1"><text:tab/>-Francesco e Maria si occuperanno del contenuto e della realizzazione delle pagine statiche <text:tab/>del sito</text:p>
      <text:p text:style-name="P1"><text:tab/>-Marco (non ancora deciso)</text:p>
      <text:p text:style-name="P1"><text:tab/>-tutti prendaranno parte alla realizzazione della parte dinamica del progetto</text:p>
      <text:p text:style-name="P1"/>
      <text:p text:style-name="P2">-<text:span text:style-name="T1">il calendario per la creazione del progetto e` il seguente (a quanto ho capito):</text:span></text:p>
      <text:p text:style-name="P5"><text:tab/>-28/11, 1/12 progettazione dettagliata, definizione delle regole di progetto</text:p>
      <text:p text:style-name="P5"><text:tab/>-2/12, 16/12 programmazione della parte statica del sito (probabilmente compreso l’aspetto <text:tab/>delle pagine che poi saranno dinamiche)</text:p>
      <text:p text:style-name="P5"><text:tab/>-17/12, 22/12 creazione database</text:p>
      <text:p text:style-name="P5"><text:tab/>-23/12, 8/01 programmazione parte dinamica del sito</text:p>
      <text:p text:style-name="P5"><text:tab/>-8/01 15/01 test</text:p>
      <text:p text:style-name="P2"><text:span text:style-name="T1">NB per comodita` la scansione temporale di tale calendario va di giovedi` in giovedi` per pura comodita` visto che la prima scadenza che ci siamo dati e` appunto questo giovedi` (1/12) </text:span><text:s text:c="2"/></text:p>
      <text:p text:style-name="P1"><text:tab/><text:tab/><text:tab/><text:tab/><text:tab/><text:tab/><text:tab/><text:tab/><text:tab/><text:tab/><text:tab/><text:tab/><text:tab/><text:tab/></text:p>
      <text:p text:style-name="P1">-e` necessario dotarsi di regole, <text:span text:style-name="T2">riporto qui le prime concordate</text:span>:</text:p>
      <text:p text:style-name="P2"><text:tab/>-<text:span text:style-name="T1">qualora non sia possibile partecipare ad un previsto incontro a padova, se possibile, <text:tab/>avvertire entro le 8:45 del giorno previsto per l’incontro</text:span></text:p>
      <text:p text:style-name="P6"><text:tab/>-bisogna rispettare il calendario (definito sopra), forse verra` deciso un responsabile al <text:tab/>riguardo<text:tab/></text:p>
      <text:p text:style-name="P6"><text:tab/>-deve venir usato PHP 7 (versione presente nei laboratori)</text:p>
      <text:p text:style-name="P6"><text:tab/>-ogni script dinamico va documentato <text:s/></text:p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46:07.517492015</meta:creation-date>
    <dc:date>2016-11-29T12:19:34.748636750</dc:date>
    <meta:editing-duration>PT4M26S</meta:editing-duration>
    <meta:editing-cycles>1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31" meta:word-count="282" meta:character-count="2021" meta:non-whitespace-character-count="1718"/>
  </office:meta>
</office:document-meta>
</file>